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15%"/>
      <style:text-properties fo:font-size="13pt" officeooo:rsid="0017ad79" officeooo:paragraph-rsid="0017ad79" style:font-size-asian="13pt" style:font-size-complex="13pt"/>
    </style:style>
    <style:style style:name="P2" style:family="paragraph" style:parent-style-name="Standard" style:list-style-name="L2">
      <style:paragraph-properties fo:line-height="115%"/>
      <style:text-properties fo:font-size="13pt" officeooo:rsid="0018e423" officeooo:paragraph-rsid="0018e423" style:font-size-asian="13pt" style:font-size-complex="13pt"/>
    </style:style>
    <style:style style:name="P3" style:family="paragraph" style:parent-style-name="Standard" style:list-style-name="L2">
      <style:paragraph-properties fo:line-height="115%"/>
      <style:text-properties fo:font-size="13pt" officeooo:paragraph-rsid="0017ad79" style:font-size-asian="13pt" style:font-size-complex="13pt"/>
    </style:style>
    <style:style style:name="T1" style:family="text">
      <style:text-properties officeooo:rsid="0017ad79"/>
    </style:style>
    <style:style style:name="T2" style:family="text">
      <style:text-properties officeooo:rsid="0018e423"/>
    </style:style>
    <style:style style:name="T3" style:family="text">
      <style:text-properties officeooo:rsid="001c0d1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00025070353801352" text:style-name="L2">
        <text:list-item>
          <text:p text:style-name="P3"><text:span text:style-name="T1">Ամեն անգամ խաղացողի կորդինատները մուտքագրելուց հետո կտպի արդյունքը հակառակորդի դաշտում արդյունքը տեսնելու համար</text:span></text:p>
        </text:list-item>
        <text:list-item>
          <text:p text:style-name="P1">Ծրագրի ճիշտ աշխատանքի ստուգման համար shift s տառով կարող եք տեսնել համակարգչի կողմից գեներացված դաշտը</text:p>
        </text:list-item>
        <text:list-item>
          <text:p text:style-name="P1">Համակարգիչը կգեներացնի 10 x 10 <text:s/>չափանի դաշտ, որտեղ տեղակայված կլինեն պատահականության սկզբունքով <text:span text:style-name="T2">նավակները՝ 1 հատ 4տեղ, 2հատ 3տեղ, 3հատ 2տեղ, 4հատ 1 տեղ։</text:span></text:p>
        </text:list-item>
        <text:list-item>
          <text:p text:style-name="P2">Այն կոորդինատները որտեղ ռումբ ընկած չի լինի կտեսնեք “O” սիմվոլը</text:p>
        </text:list-item>
        <text:list-item>
          <text:p text:style-name="P2">Այն կոորդինատը որտեղ ռումբ ընկած կլինի բայց վրիպումով կտեսնեք “․”</text:p>
        </text:list-item>
        <text:list-item>
          <text:p text:style-name="P2">Այն կոորդինատը որտեղ ռումը ընկած կլինի նավի վրա, բայց այն կործանված չի լինի ապա կտեսնեք “X” սիմվոլը, ամբողջությամբ կործանվելու դեպքում “H”</text:p>
        </text:list-item>
        <text:list-item>
          <text:p text:style-name="P2">Խաղը ժամանակից շուտ ընդհատելու համար սեղմեք ctrl + q ստեղնը</text:p>
        </text:list-item>
        <text:list-item>
          <text:p text:style-name="P2">Կոորդինատները մուտք անելիս առանձնացրեք enter կոճակով /<text:span text:style-name="T3">օրինակ 2 enter <text:s/>5</text:span>/</text:p>
        </text:list-item>
        <text:list-item>
          <text:p text:style-name="P2">Կոորդինատների թիվը պետք է ընկած լինի 0-9 միջակայքում, այլապես կստանաք ERROR input </text:p>
        </text:list-item>
        <text:list-item>
          <text:p text:style-name="P2">Հաղթելու դեպքում կգրվի “Շնորհավորում ենք դուք հաղթեցիք”</text:p>
        </text:list-item>
        <text:list-item>
          <text:p text:style-name="P2">Ծրագիրը տրամադրվելու է փակ կոդով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3:00:46.621557602</meta:creation-date>
    <dc:date>2019-02-18T00:20:05.834624140</dc:date>
    <meta:editing-duration>PT6M3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47" meta:character-count="954" meta:non-whitespace-character-count="826"/>
  </office:meta>
</office:document-meta>
</file>